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9.687cm"/>
    </style:style>
    <style:style style:name="co3" style:family="table-column">
      <style:table-column-properties fo:break-before="auto" style:column-width="6.244cm"/>
    </style:style>
    <style:style style:name="co4" style:family="table-column">
      <style:table-column-properties fo:break-before="auto" style:column-width="11.508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3.219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2.434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1.931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2.856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1.51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erv012020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Comma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4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2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1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9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rv012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ce12"/>
        <table:table-column table:style-name="co18" table:number-columns-repeated="2" table:default-cell-style-name="ce12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ÍCULA</text:p>
          </table:table-cell>
          <table:table-cell table:style-name="ce19" office:value-type="string" office:string-value="NOME" calcext:value-type="string" table:number-columns-spanned="1" table:number-rows-spanned="3">
            <text:p><text:s/>NOME </text:p>
          </table:table-cell>
          <table:table-cell table:style-name="ce1" office:value-type="string" calcext:value-type="string" table:number-columns-spanned="1" table:number-rows-spanned="3">
            <text:p>CARGO/FUNÇÃ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"/>
          <table:table-cell table:style-name="ce2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27"/>
          <table:table-cell table:style-name="ce1" office:value-type="string" calcext:value-type="string" table:number-columns-spanned="1" table:number-rows-spanned="3">
            <office:annotation draw:style-name="gr1" draw:text-style-name="P2" svg:width="4.143cm" svg:height="1.681cm" svg:x="65.454cm" svg:y="0cm" draw:caption-point-x="0.359cm" draw:caption-point-y="0.01cm">
              <dc:date>2020-02-13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/>
          <table:table-cell table:style-name="ce16"/>
          <table:table-cell table:style-name="ce17" table:number-columns-repeated="1004"/>
        </table:table-row>
        <table:table-row table:style-name="ro2">
          <table:covered-table-cell table:style-name="ce1"/>
          <table:covered-table-cell table:style-name="ce19"/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REMUNERAÇÃO BÁSICA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office:annotation draw:style-name="gr2" draw:text-style-name="P2" svg:width="4.995cm" svg:height="1.893cm" svg:x="47.738cm" svg:y="0.149cm" draw:caption-point-x="0.353cm" draw:caption-point-y="0.31cm">
              <dc:date>2020-02-13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1" office:value-type="string" calcext:value-type="string" table:number-columns-spanned="1" table:number-rows-spanned="2">
            <office:annotation draw:style-name="gr3" draw:text-style-name="P2" svg:width="5.519cm" svg:height="1.476cm" svg:x="50.641cm" svg:y="0.185cm" draw:caption-point-x="0.362cm" draw:caption-point-y="0.274cm">
              <dc:date>2020-02-13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1" office:value-type="string" calcext:value-type="string" table:number-columns-spanned="1" table:number-rows-spanned="2">
            <office:annotation draw:style-name="gr4" draw:text-style-name="P2" svg:width="3.665cm" svg:height="1.311cm" svg:x="53.104cm" svg:y="0.082cm" draw:caption-point-x="0.333cm" draw:caption-point-y="0.377cm">
              <dc:date>2020-02-13T00:00:00</dc:date>
              <text:p text:style-name="P1"><text:span text:style-name="T1">Total dos rendimentos brutos pagos no mês.</text:span></text:p>
            </office:annotation>
            <text:p>TOTAL DE RENDIMENTOS BRUTOS<text:span text:style-name="T4">9</text:span></text:p>
          </table:table-cell>
          <table:table-cell table:style-name="ce27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27"/>
          <table:table-cell table:style-name="ce1" office:value-type="string" calcext:value-type="string" table:number-columns-spanned="1" table:number-rows-spanned="2">
            <office:annotation draw:style-name="gr5" draw:text-style-name="P2" svg:width="3.673cm" svg:height="1.047cm" svg:x="62.627cm" svg:y="0.148cm" draw:caption-point-x="0.33cm" draw:caption-point-y="0.311cm">
              <dc:date>2020-02-13T00:00:00</dc:date>
              <text:p text:style-name="P1"><text:span text:style-name="T1">Total dos descontos efetuados no mês.</text:span></text:p>
            </office:annotation>
            <text:p>TOTAL DE DESCONTOS<text:span text:style-name="T4">13</text:span></text:p>
          </table:table-cell>
          <table:covered-table-cell table:style-name="ce1"/>
          <table:table-cell/>
          <table:table-cell table:style-name="ce16"/>
          <table:table-cell table:style-name="ce17" table:number-columns-repeated="1004"/>
        </table:table-row>
        <table:table-row table:style-name="ro3">
          <table:covered-table-cell table:style-name="ce1"/>
          <table:covered-table-cell table:style-name="ce19"/>
          <table:covered-table-cell table:number-columns-repeated="2" table:style-name="ce1"/>
          <table:table-cell table:style-name="ce9" office:value-type="string" calcext:value-type="string">
            <office:annotation draw:style-name="gr6" draw:text-style-name="P2" svg:width="5.772cm" svg:height="2.051cm" svg:x="31.913cm" svg:y="0.625cm" draw:caption-point-x="0.303cm" draw:caption-point-y="0.358cm">
              <dc:date>2020-02-13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4">1</text:span></text:p>
          </table:table-cell>
          <table:table-cell table:style-name="ce9" office:value-type="string" calcext:value-type="string">
            <office:annotation draw:style-name="gr6" draw:text-style-name="P2" svg:width="5.504cm" svg:height="2.051cm" svg:x="35.005cm" svg:y="0.598cm" draw:caption-point-x="0.262cm" draw:caption-point-y="0.385cm">
              <dc:date>2020-02-13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9" office:value-type="string" calcext:value-type="string">
            <office:annotation draw:style-name="gr7" draw:text-style-name="P2" svg:width="6.51cm" svg:height="2.323cm" svg:x="38.108cm" svg:y="0.687cm" draw:caption-point-x="0.378cm" draw:caption-point-y="0.296cm">
              <dc:date>2020-02-13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5">³</text:span></text:p>
          </table:table-cell>
          <table:table-cell table:style-name="ce9" office:value-type="string" calcext:value-type="string">
            <office:annotation draw:style-name="gr6" draw:text-style-name="P2" svg:width="5.405cm" svg:height="2.051cm" svg:x="40.137cm" svg:y="0.585cm" draw:caption-point-x="0.309cm" draw:caption-point-y="0.398cm">
              <dc:date>2020-02-13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9" office:value-type="string" calcext:value-type="string">
            <office:annotation draw:style-name="gr6" draw:text-style-name="P2" svg:width="4.847cm" svg:height="2.051cm" svg:x="42.679cm" svg:y="0.559cm" draw:caption-point-x="0.342cm" draw:caption-point-y="0.424cm">
              <dc:date>2020-02-13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4">5</text:span></text:p>
          </table:table-cell>
          <table:table-cell table:style-name="ce9" office:value-type="string" calcext:value-type="string">
            <office:annotation draw:style-name="gr8" draw:text-style-name="P2" svg:width="5.811cm" svg:height="3.162cm" svg:x="45.016cm" svg:y="0.678cm" draw:caption-point-x="0.33cm" draw:caption-point-y="0.305cm">
              <dc:date>2020-02-13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number-columns-repeated="3" table:style-name="ce1"/>
          <table:table-cell table:style-name="ce9" office:value-type="string" calcext:value-type="string">
            <office:annotation draw:style-name="gr1" draw:text-style-name="P2" svg:width="6.639cm" svg:height="1.681cm" svg:x="55.749cm" svg:y="0.651cm" draw:caption-point-x="0.348cm" draw:caption-point-y="0.332cm">
              <dc:date>2020-02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9" office:value-type="string" calcext:value-type="string">
            <office:annotation draw:style-name="gr6" draw:text-style-name="P2" svg:width="5.484cm" svg:height="2.051cm" svg:x="57.721cm" svg:y="0.625cm" draw:caption-point-x="0.308cm" draw:caption-point-y="0.358cm">
              <dc:date>2020-02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4">11</text:span></text:p>
          </table:table-cell>
          <table:table-cell table:style-name="ce9" office:value-type="string" calcext:value-type="string">
            <office:annotation draw:style-name="gr1" draw:text-style-name="P2" svg:width="6.883cm" svg:height="1.681cm" svg:x="60.854cm" svg:y="0.625cm" draw:caption-point-x="-0.222cm" draw:caption-point-y="0.358cm">
              <dc:date>2020-02-13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1"/>
          <table:table-cell/>
          <table:table-cell table:style-name="ce16"/>
          <table:table-cell table:style-name="ce17" table:number-columns-repeated="1004"/>
        </table:table-row>
        <table:table-row table:style-name="ro4">
          <table:table-cell table:style-name="ce2" office:value-type="float" office:value="1469" calcext:value-type="float">
            <text:p>1469</text:p>
          </table:table-cell>
          <table:table-cell table:style-name="ce6" office:value-type="string" office:string-value="ABEL VIEIRA DE MENEZES FILHO                      " calcext:value-type="string">
            <text:p><text:s/>ABEL VIEIRA DE MENEZES FILHO <text:s text:c="22"/></text:p>
          </table:table-cell>
          <table:table-cell table:style-name="ce6" office:value-type="string" office:string-value="AUXILIAR DE PROMOTORIA I" calcext:value-type="string">
            <text:p><text:s/>AUXILIAR DE PROMOTORIA I </text:p>
          </table:table-cell>
          <table:table-cell table:style-name="ce6" office:value-type="string" office:string-value="AREA REGIONAL DA CAPITAL" calcext:value-type="string">
            <text:p><text:s/>AREA REGIONAL DA CAPITAL </text:p>
          </table:table-cell>
          <table:table-cell table:style-name="ce10" office:value-type="float" office:value="4348.2" calcext:value-type="float">
            <text:p><text:s/>4.348,20 </text:p>
          </table:table-cell>
          <table:table-cell table:style-name="ce13" office:value-type="float" office:value="2275.16" calcext:value-type="float">
            <text:p><text:s/>2.275,16 </text:p>
          </table:table-cell>
          <table:table-cell table:number-columns-repeated="5" table:style-name="ce13" office:value-type="string" office:string-value="-" calcext:value-type="string">
            <text:p><text:s/>- </text:p>
          </table:table-cell>
          <table:table-cell table:style-name="ce13" office:value-type="float" office:value="1250.7" calcext:value-type="float">
            <text:p><text:s/>1.250,70 </text:p>
          </table:table-cell>
          <table:table-cell table:style-name="ce13" office:value-type="float" office:value="7874.06" calcext:value-type="float">
            <text:p><text:s/>7.874,06 </text:p>
          </table:table-cell>
          <table:table-cell table:style-name="ce11" office:value-type="float" office:value="861.02" calcext:value-type="float">
            <text:p><text:s/>861,02 </text:p>
          </table:table-cell>
          <table:table-cell table:style-name="ce11" office:value-type="float" office:value="751.71" calcext:value-type="float">
            <text:p><text:s/>751,71 </text:p>
          </table:table-cell>
          <table:table-cell table:style-name="ce15" office:value-type="string" calcext:value-type="string">
            <text:p>-</text:p>
          </table:table-cell>
          <table:table-cell table:style-name="ce10" office:value-type="float" office:value="1612.73" calcext:value-type="float">
            <text:p><text:s/>1.612,73 </text:p>
          </table:table-cell>
          <table:table-cell table:style-name="ce13" office:value-type="float" office:value="6261.33" calcext:value-type="float">
            <text:p><text:s/>6.261,33 </text:p>
          </table:table-cell>
          <table:table-cell table:number-columns-repeated="1006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</text:span><text:span text:style-name="T3"> Remuneração do cargo efetivo - Vencimento, GAMPU, V.P.I, Adicionais de Qualificação, G.A.E e G.A.S, além de outras desta natureza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1</text:span><text:span text:style-name="T3"> Imposto de Renda Retido na Fonte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4" table:number-rows-repeated="1043331">
          <table:table-cell table:number-columns-repeated="1024"/>
        </table:table-row>
        <table:table-row table:style-name="ro5" table:number-rows-repeated="522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Serv012020.$A$1" table:cell-range-address="$Serv012020.$E$3:.$E$4"/>
        </table:named-expressions>
      </table:table>
      <table:named-expressions/>
      <table:database-ranges>
        <table:database-range table:name="__Anonymous_Sheet_DB__0" table:target-range-address="Serv012020.E3:Serv012020.E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Heading1_20__28_user_29_" style:display-name="Heading1 (user)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3:58:07.7946357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erv012020" style:display-name="PageStyle_Serv012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es Afonso Dias Pereira</meta:initial-creator>
    <meta:editing-cycles>5</meta:editing-cycles>
    <meta:creation-date>2016-11-22T08:17:36</meta:creation-date>
    <dc:date>2021-01-28T14:01:38.413791837</dc:date>
    <meta:editing-duration>PT13M30S</meta:editing-duration>
    <meta:generator>LibreOffice/6.4.4.2$Linux_X86_64 LibreOffice_project/4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